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3" svg:font-family="'Liberation Sans'" style:font-pitch="variable" style:font-charset="x-symbol"/>
    <style:font-face style:name="Mangal2" svg:font-family="Mangal" style:font-pitch="variable" style:font-charset="x-symbol"/>
    <style:font-face style:name="Webdings" svg:font-family="Webdings" style:font-pitch="variable" style:font-charset="x-symbol"/>
    <style:font-face style:name="Liberation Sans2" svg:font-family="'Liberation Sans'" style:font-family-generic="roman" style:font-pitch="variable" style:font-charset="x-symbol"/>
    <style:font-face style:name="Mangal1" svg:font-family="Mangal" style:font-family-generic="system" style:font-pitch="variable" style:font-charset="x-symbol"/>
    <style:font-face style:name="Liberation Sans1" svg:font-family="'Liberation Sans'" style:font-pitch="variable"/>
    <style:font-face style:name="Roboto Mono" svg:font-family="'Roboto Mono'" style:font-pitch="variable"/>
    <style:font-face style:name="StyleBats" svg:font-family="StyleBat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06cm" fo:min-width="1.836cm"/>
      <style:paragraph-properties style:writing-mode="lr-tb"/>
    </style:style>
    <style:style style:name="gr2" style:family="graphic" style:parent-style-name="objectwithoutfill">
      <style:graphic-properties draw:marker-end="Arrowheads_20_2" draw:marker-end-width="0.3cm" draw:fill="none" draw:textarea-vertical-align="middle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</style:style>
    <style:style style:name="gr4" style:family="graphic" style:parent-style-name="objectwithoutfill">
      <style:graphic-properties draw:marker-end="Arrowheads_20_4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448cm" fo:min-width="1.198cm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59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3.09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3.3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60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StyleBats" fo:font-size="13pt" style:font-size-asian="13pt" style:font-size-complex="13pt"/>
    </style:style>
    <style:style style:name="T1" style:family="text">
      <style:text-properties style:font-name="Webdings" fo:font-size="54pt" fo:font-weight="bold" style:font-size-asian="54pt" style:font-weight-asian="bold" style:font-name-complex="Webdings" style:font-size-complex="54pt" style:font-weight-complex="bold"/>
    </style:style>
    <style:style style:name="T2" style:family="text">
      <style:text-properties style:font-name="StyleBats"/>
    </style:style>
    <style:style style:name="T3" style:family="text">
      <style:text-properties style:font-name="Roboto Mono" fo:font-size="48pt" fo:font-weight="bold" style:font-size-asian="48pt" style:font-weight-asian="bold" style:font-name-complex="Webdings" style:font-size-complex="48pt" style:font-weight-complex="bold"/>
    </style:style>
    <style:style style:name="T4" style:family="text">
      <style:text-properties style:font-name="Roboto Mono" fo:font-size="54pt" fo:font-weight="bold" style:font-size-asian="54pt" style:font-weight-asian="bold" style:font-name-complex="Webdings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02cm" svg:height="3.048cm" svg:x="29.591cm" svg:y="0.253cm">
          <text:p text:style-name="P1">Rela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0.353cm" svg:y1="3.047cm" svg:x2="25.146cm" svg:y2="11.938cm">
          <text:p/>
        </draw:line>
        <draw:line draw:style-name="gr3" draw:text-style-name="P2" draw:layer="layout" svg:x1="32.893cm" svg:y1="1.905cm" svg:x2="55.245cm" svg:y2="12.065cm">
          <text:p/>
        </draw:line>
        <draw:line draw:style-name="gr4" draw:text-style-name="P2" draw:layer="layout" svg:x1="32.131cm" svg:y1="2.921cm" svg:x2="40.386cm" svg:y2="12.192cm">
          <text:p/>
        </draw:line>
        <draw:custom-shape draw:style-name="gr5" draw:text-style-name="P1" draw:layer="layout" svg:width="2.4cm" svg:height="2.4cm" svg:x="7.885cm" svg:y="11.938cm">
          <text:p text:style-name="P1">B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23.76cm" svg:y="11.836cm">
          <text:p text:style-name="P1">H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02cm" svg:height="3.048cm" svg:x="29.592cm" svg:y="0.254cm">
          <text:p text:style-name="P1">Rela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29.719cm" svg:y1="2.032cm" svg:x2="9.525cm" svg:y2="11.811cm">
          <text:p/>
        </draw:line>
        <draw:custom-shape draw:style-name="gr5" draw:text-style-name="P1" draw:layer="layout" svg:width="2.4cm" svg:height="2.4cm" svg:x="54.367cm" svg:y="11.951cm">
          <text:p text:style-name="P1">S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7.886cm" svg:y="11.939cm">
          <text:p text:style-name="P1">B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23.761cm" svg:y="11.837cm">
          <text:p text:style-name="P1">H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39.127cm" svg:y="11.938cm">
          <text:p text:style-name="P1">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7.377cm" svg:y1="13.855cm" svg:x2="2.551cm" svg:y2="18.173cm">
          <text:p/>
        </draw:line>
        <draw:line draw:style-name="gr2" draw:text-style-name="P2" draw:layer="layout" svg:x1="8.012cm" svg:y1="14.871cm" svg:x2="6.361cm" svg:y2="18.046cm">
          <text:p/>
        </draw:line>
        <draw:line draw:style-name="gr3" draw:text-style-name="P2" draw:layer="layout" svg:x1="10.552cm" svg:y1="13.601cm" svg:x2="14.489cm" svg:y2="18.173cm">
          <text:p/>
        </draw:line>
        <draw:line draw:style-name="gr4" draw:text-style-name="P2" draw:layer="layout" svg:x1="9.409cm" svg:y1="14.871cm" svg:x2="10.425cm" svg:y2="18.046cm">
          <text:p/>
        </draw:line>
        <draw:custom-shape draw:style-name="gr5" draw:text-style-name="P1" draw:layer="layout" svg:width="2.4cm" svg:height="2.4cm" svg:x="13.6cm" svg:y="18.3cm">
          <text:p text:style-name="P1">S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1.154cm" svg:y="18.3cm">
          <text:p text:style-name="P1">B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5.091cm" svg:y="18.059cm">
          <text:p text:style-name="P1">H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9.155cm" svg:y="18.173cm">
          <text:p text:style-name="P1">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7.378cm" svg:y1="13.856cm" svg:x2="2.552cm" svg:y2="18.174cm">
          <text:p/>
        </draw:line>
        <draw:line draw:style-name="gr2" draw:text-style-name="P2" draw:layer="layout" svg:x1="8.013cm" svg:y1="14.872cm" svg:x2="6.362cm" svg:y2="18.047cm">
          <text:p/>
        </draw:line>
        <draw:line draw:style-name="gr3" draw:text-style-name="P2" draw:layer="layout" svg:x1="10.553cm" svg:y1="13.602cm" svg:x2="14.49cm" svg:y2="18.174cm">
          <text:p/>
        </draw:line>
        <draw:line draw:style-name="gr4" draw:text-style-name="P2" draw:layer="layout" svg:x1="9.41cm" svg:y1="14.872cm" svg:x2="10.426cm" svg:y2="18.047cm">
          <text:p/>
        </draw:line>
        <draw:custom-shape draw:style-name="gr5" draw:text-style-name="P1" draw:layer="layout" svg:width="2.4cm" svg:height="2.4cm" svg:x="13.601cm" svg:y="18.301cm">
          <text:p text:style-name="P1">S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1.155cm" svg:y="18.301cm">
          <text:p text:style-name="P1">B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5.092cm" svg:y="18.06cm">
          <text:p text:style-name="P1">H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9.156cm" svg:y="18.174cm">
          <text:p text:style-name="P1">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23.379cm" svg:y1="13.769cm" svg:x2="18.553cm" svg:y2="18.087cm">
          <text:p/>
        </draw:line>
        <draw:line draw:style-name="gr2" draw:text-style-name="P2" draw:layer="layout" svg:x1="24.014cm" svg:y1="14.785cm" svg:x2="22.363cm" svg:y2="17.96cm">
          <text:p/>
        </draw:line>
        <draw:line draw:style-name="gr3" draw:text-style-name="P2" draw:layer="layout" svg:x1="26.554cm" svg:y1="13.515cm" svg:x2="30.491cm" svg:y2="18.087cm">
          <text:p/>
        </draw:line>
        <draw:line draw:style-name="gr4" draw:text-style-name="P2" draw:layer="layout" svg:x1="25.411cm" svg:y1="14.785cm" svg:x2="26.427cm" svg:y2="17.96cm">
          <text:p/>
        </draw:line>
        <draw:custom-shape draw:style-name="gr5" draw:text-style-name="P1" draw:layer="layout" svg:width="2.4cm" svg:height="2.4cm" svg:x="29.602cm" svg:y="18.214cm">
          <text:p text:style-name="P1">S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17.156cm" svg:y="18.214cm">
          <text:p text:style-name="P1">B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21.093cm" svg:y="17.973cm">
          <text:p text:style-name="P1">H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25.157cm" svg:y="18.087cm">
          <text:p text:style-name="P1">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23.38cm" svg:y1="13.77cm" svg:x2="18.554cm" svg:y2="18.088cm">
          <text:p/>
        </draw:line>
        <draw:line draw:style-name="gr2" draw:text-style-name="P2" draw:layer="layout" svg:x1="24.015cm" svg:y1="14.786cm" svg:x2="22.364cm" svg:y2="17.961cm">
          <text:p/>
        </draw:line>
        <draw:line draw:style-name="gr3" draw:text-style-name="P2" draw:layer="layout" svg:x1="26.555cm" svg:y1="13.516cm" svg:x2="30.492cm" svg:y2="18.088cm">
          <text:p/>
        </draw:line>
        <draw:line draw:style-name="gr4" draw:text-style-name="P2" draw:layer="layout" svg:x1="25.412cm" svg:y1="14.786cm" svg:x2="26.428cm" svg:y2="17.961cm">
          <text:p/>
        </draw:line>
        <draw:custom-shape draw:style-name="gr5" draw:text-style-name="P1" draw:layer="layout" svg:width="2.4cm" svg:height="2.4cm" svg:x="29.603cm" svg:y="18.215cm">
          <text:p text:style-name="P1">S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17.157cm" svg:y="18.215cm">
          <text:p text:style-name="P1">B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21.094cm" svg:y="17.974cm">
          <text:p text:style-name="P1">H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25.158cm" svg:y="18.088cm">
          <text:p text:style-name="P1">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23.38cm" svg:y1="13.77cm" svg:x2="18.554cm" svg:y2="18.088cm">
          <text:p/>
        </draw:line>
        <draw:line draw:style-name="gr2" draw:text-style-name="P2" draw:layer="layout" svg:x1="24.015cm" svg:y1="14.786cm" svg:x2="22.364cm" svg:y2="17.961cm">
          <text:p/>
        </draw:line>
        <draw:line draw:style-name="gr3" draw:text-style-name="P2" draw:layer="layout" svg:x1="26.555cm" svg:y1="13.516cm" svg:x2="30.492cm" svg:y2="18.088cm">
          <text:p/>
        </draw:line>
        <draw:line draw:style-name="gr4" draw:text-style-name="P2" draw:layer="layout" svg:x1="25.412cm" svg:y1="14.786cm" svg:x2="26.428cm" svg:y2="17.961cm">
          <text:p/>
        </draw:line>
        <draw:custom-shape draw:style-name="gr5" draw:text-style-name="P1" draw:layer="layout" svg:width="2.4cm" svg:height="2.4cm" svg:x="29.603cm" svg:y="18.215cm">
          <text:p text:style-name="P1">S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17.157cm" svg:y="18.215cm">
          <text:p text:style-name="P1">B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21.094cm" svg:y="17.974cm">
          <text:p text:style-name="P1">H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25.158cm" svg:y="18.088cm">
          <text:p text:style-name="P1">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23.381cm" svg:y1="13.771cm" svg:x2="18.555cm" svg:y2="18.089cm">
          <text:p/>
        </draw:line>
        <draw:line draw:style-name="gr2" draw:text-style-name="P2" draw:layer="layout" svg:x1="24.016cm" svg:y1="14.787cm" svg:x2="22.365cm" svg:y2="17.962cm">
          <text:p/>
        </draw:line>
        <draw:line draw:style-name="gr3" draw:text-style-name="P2" draw:layer="layout" svg:x1="26.556cm" svg:y1="13.517cm" svg:x2="30.493cm" svg:y2="18.089cm">
          <text:p/>
        </draw:line>
        <draw:line draw:style-name="gr4" draw:text-style-name="P2" draw:layer="layout" svg:x1="25.413cm" svg:y1="14.787cm" svg:x2="26.429cm" svg:y2="17.962cm">
          <text:p/>
        </draw:line>
        <draw:custom-shape draw:style-name="gr5" draw:text-style-name="P1" draw:layer="layout" svg:width="2.4cm" svg:height="2.4cm" svg:x="29.604cm" svg:y="18.216cm">
          <text:p text:style-name="P1">S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17.158cm" svg:y="18.216cm">
          <text:p text:style-name="P1">B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21.095cm" svg:y="17.975cm">
          <text:p text:style-name="P1">H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25.159cm" svg:y="18.089cm">
          <text:p text:style-name="P1">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38.758cm" svg:y1="13.716cm" svg:x2="33.932cm" svg:y2="18.034cm">
          <text:p/>
        </draw:line>
        <draw:line draw:style-name="gr2" draw:text-style-name="P2" draw:layer="layout" svg:x1="39.393cm" svg:y1="14.732cm" svg:x2="37.742cm" svg:y2="17.907cm">
          <text:p/>
        </draw:line>
        <draw:line draw:style-name="gr3" draw:text-style-name="P2" draw:layer="layout" svg:x1="41.933cm" svg:y1="13.462cm" svg:x2="45.87cm" svg:y2="18.034cm">
          <text:p/>
        </draw:line>
        <draw:line draw:style-name="gr4" draw:text-style-name="P2" draw:layer="layout" svg:x1="40.79cm" svg:y1="14.732cm" svg:x2="41.806cm" svg:y2="17.907cm">
          <text:p/>
        </draw:line>
        <draw:custom-shape draw:style-name="gr5" draw:text-style-name="P1" draw:layer="layout" svg:width="2.4cm" svg:height="2.4cm" svg:x="44.981cm" svg:y="18.161cm">
          <text:p text:style-name="P1">S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32.535cm" svg:y="18.161cm">
          <text:p text:style-name="P1">B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36.472cm" svg:y="17.92cm">
          <text:p text:style-name="P1">H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40.536cm" svg:y="18.034cm">
          <text:p text:style-name="P1">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38.759cm" svg:y1="13.717cm" svg:x2="33.933cm" svg:y2="18.035cm">
          <text:p/>
        </draw:line>
        <draw:line draw:style-name="gr2" draw:text-style-name="P2" draw:layer="layout" svg:x1="39.394cm" svg:y1="14.733cm" svg:x2="37.743cm" svg:y2="17.908cm">
          <text:p/>
        </draw:line>
        <draw:line draw:style-name="gr3" draw:text-style-name="P2" draw:layer="layout" svg:x1="41.934cm" svg:y1="13.463cm" svg:x2="45.871cm" svg:y2="18.035cm">
          <text:p/>
        </draw:line>
        <draw:line draw:style-name="gr4" draw:text-style-name="P2" draw:layer="layout" svg:x1="40.791cm" svg:y1="14.733cm" svg:x2="41.807cm" svg:y2="17.908cm">
          <text:p/>
        </draw:line>
        <draw:custom-shape draw:style-name="gr5" draw:text-style-name="P1" draw:layer="layout" svg:width="2.4cm" svg:height="2.4cm" svg:x="44.982cm" svg:y="18.162cm">
          <text:p text:style-name="P1">S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32.536cm" svg:y="18.162cm">
          <text:p text:style-name="P1">B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36.473cm" svg:y="17.921cm">
          <text:p text:style-name="P1">H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40.537cm" svg:y="18.035cm">
          <text:p text:style-name="P1">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53.986cm" svg:y1="13.589cm" svg:x2="49.16cm" svg:y2="17.907cm">
          <text:p/>
        </draw:line>
        <draw:line draw:style-name="gr2" draw:text-style-name="P2" draw:layer="layout" svg:x1="54.621cm" svg:y1="14.605cm" svg:x2="52.97cm" svg:y2="17.78cm">
          <text:p/>
        </draw:line>
        <draw:line draw:style-name="gr3" draw:text-style-name="P2" draw:layer="layout" svg:x1="57.161cm" svg:y1="13.335cm" svg:x2="61.098cm" svg:y2="17.907cm">
          <text:p/>
        </draw:line>
        <draw:line draw:style-name="gr4" draw:text-style-name="P2" draw:layer="layout" svg:x1="56.018cm" svg:y1="14.605cm" svg:x2="57.034cm" svg:y2="17.78cm">
          <text:p/>
        </draw:line>
        <draw:custom-shape draw:style-name="gr5" draw:text-style-name="P1" draw:layer="layout" svg:width="2.4cm" svg:height="2.4cm" svg:x="60.209cm" svg:y="18.034cm">
          <text:p text:style-name="P1">S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47.763cm" svg:y="18.034cm">
          <text:p text:style-name="P1">B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51.7cm" svg:y="17.793cm">
          <text:p text:style-name="P1">H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55.764cm" svg:y="17.907cm">
          <text:p text:style-name="P1">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53.987cm" svg:y1="13.59cm" svg:x2="49.161cm" svg:y2="17.908cm">
          <text:p/>
        </draw:line>
        <draw:line draw:style-name="gr2" draw:text-style-name="P2" draw:layer="layout" svg:x1="54.622cm" svg:y1="14.606cm" svg:x2="52.971cm" svg:y2="17.781cm">
          <text:p/>
        </draw:line>
        <draw:line draw:style-name="gr3" draw:text-style-name="P2" draw:layer="layout" svg:x1="57.162cm" svg:y1="13.336cm" svg:x2="61.099cm" svg:y2="17.908cm">
          <text:p/>
        </draw:line>
        <draw:line draw:style-name="gr4" draw:text-style-name="P2" draw:layer="layout" svg:x1="56.019cm" svg:y1="14.606cm" svg:x2="57.035cm" svg:y2="17.781cm">
          <text:p/>
        </draw:line>
        <draw:custom-shape draw:style-name="gr5" draw:text-style-name="P1" draw:layer="layout" svg:width="2.4cm" svg:height="2.4cm" svg:x="60.21cm" svg:y="18.035cm">
          <text:p text:style-name="P1">S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47.764cm" svg:y="18.035cm">
          <text:p text:style-name="P1">B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51.701cm" svg:y="17.794cm">
          <text:p text:style-name="P1">H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55.765cm" svg:y="17.908cm">
          <text:p text:style-name="P1">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53.987cm" svg:y1="13.59cm" svg:x2="49.161cm" svg:y2="17.908cm">
          <text:p/>
        </draw:line>
        <draw:line draw:style-name="gr2" draw:text-style-name="P2" draw:layer="layout" svg:x1="54.622cm" svg:y1="14.606cm" svg:x2="52.971cm" svg:y2="17.781cm">
          <text:p/>
        </draw:line>
        <draw:line draw:style-name="gr3" draw:text-style-name="P2" draw:layer="layout" svg:x1="57.162cm" svg:y1="13.336cm" svg:x2="61.099cm" svg:y2="17.908cm">
          <text:p/>
        </draw:line>
        <draw:line draw:style-name="gr4" draw:text-style-name="P2" draw:layer="layout" svg:x1="56.019cm" svg:y1="14.606cm" svg:x2="57.035cm" svg:y2="17.781cm">
          <text:p/>
        </draw:line>
        <draw:custom-shape draw:style-name="gr5" draw:text-style-name="P1" draw:layer="layout" svg:width="2.4cm" svg:height="2.4cm" svg:x="60.21cm" svg:y="18.035cm">
          <text:p text:style-name="P1">S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47.764cm" svg:y="18.035cm">
          <text:p text:style-name="P1">B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51.701cm" svg:y="17.794cm">
          <text:p text:style-name="P1">H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55.765cm" svg:y="17.908cm">
          <text:p text:style-name="P1">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53.988cm" svg:y1="13.591cm" svg:x2="49.162cm" svg:y2="17.909cm">
          <text:p/>
        </draw:line>
        <draw:line draw:style-name="gr2" draw:text-style-name="P2" draw:layer="layout" svg:x1="54.623cm" svg:y1="14.607cm" svg:x2="52.972cm" svg:y2="17.782cm">
          <text:p/>
        </draw:line>
        <draw:line draw:style-name="gr3" draw:text-style-name="P2" draw:layer="layout" svg:x1="57.163cm" svg:y1="13.337cm" svg:x2="61.1cm" svg:y2="17.909cm">
          <text:p/>
        </draw:line>
        <draw:line draw:style-name="gr4" draw:text-style-name="P2" draw:layer="layout" svg:x1="56.02cm" svg:y1="14.607cm" svg:x2="57.036cm" svg:y2="17.782cm">
          <text:p/>
        </draw:line>
        <draw:custom-shape draw:style-name="gr5" draw:text-style-name="P1" draw:layer="layout" svg:width="2.4cm" svg:height="2.4cm" svg:x="60.211cm" svg:y="18.036cm">
          <text:p text:style-name="P1">S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47.765cm" svg:y="18.036cm">
          <text:p text:style-name="P1">B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51.702cm" svg:y="17.795cm">
          <text:p text:style-name="P1">H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55.766cm" svg:y="17.909cm">
          <text:p text:style-name="P1">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2.286cm" svg:height="2.847cm" svg:x="4.699cm" svg:y="11.557cm">
          <draw:text-box>
            <text:p><text:span text:style-name="T1"/></text:p>
            <text:p><text:span text:style-name="T2"/></text:p>
          </draw:text-box>
        </draw:frame>
        <draw:frame draw:style-name="gr8" draw:text-style-name="P3" draw:layer="layout" svg:width="1.905cm" svg:height="3.346cm" svg:x="9.144cm" svg:y="21.262cm">
          <draw:text-box>
            <text:p><text:span text:style-name="T3">✔</text:span></text:p>
            <text:p><text:span text:style-name="T2"/></text:p>
          </draw:text-box>
        </draw:frame>
        <draw:frame draw:style-name="gr9" draw:text-style-name="P3" draw:layer="layout" svg:width="2.286cm" svg:height="3.63cm" svg:x="35.56cm" svg:y="11.229cm">
          <draw:text-box>
            <text:p><text:span text:style-name="T4">✔</text:span></text:p>
            <text:p><text:span text:style-name="T2"/></text:p>
          </draw:text-box>
        </draw:frame>
        <draw:frame draw:style-name="gr9" draw:text-style-name="P3" draw:layer="layout" svg:width="2.286cm" svg:height="3.63cm" svg:x="4.445cm" svg:y="11.483cm">
          <draw:text-box>
            <text:p><text:span text:style-name="T4">✔</text:span></text:p>
            <text:p><text:span text:style-name="T2"/></text:p>
          </draw:text-box>
        </draw:frame>
        <draw:frame draw:style-name="gr9" draw:text-style-name="P3" draw:layer="layout" svg:width="2.286cm" svg:height="3.63cm" svg:x="50.673cm" svg:y="11.61cm">
          <draw:text-box>
            <text:p><text:span text:style-name="T4">✔</text:span></text:p>
            <text:p><text:span text:style-name="T2"/></text:p>
          </draw:text-box>
        </draw:frame>
        <draw:frame draw:style-name="gr9" draw:text-style-name="P3" draw:layer="layout" svg:width="2.286cm" svg:height="3.63cm" svg:x="20.447cm" svg:y="10.922cm">
          <draw:text-box>
            <text:p><text:span text:style-name="T4">✔</text:span></text:p>
            <text:p><text:span text:style-name="T2"/></text:p>
          </draw:text-box>
        </draw:frame>
        <draw:frame draw:style-name="gr10" draw:text-style-name="P3" draw:layer="layout" svg:width="1.905cm" svg:height="2.58cm" svg:x="17.272cm" svg:y="21.296cm">
          <draw:text-box>
            <text:p><text:span text:style-name="T3">✔</text:span></text:p>
            <text:p><text:span text:style-name="T2"/></text:p>
          </draw:text-box>
        </draw:frame>
        <draw:frame draw:style-name="gr10" draw:text-style-name="P3" draw:layer="layout" svg:width="1.905cm" svg:height="2.58cm" svg:x="48.26cm" svg:y="20.828cm">
          <draw:text-box>
            <text:p><text:span text:style-name="T3">✔</text:span></text:p>
            <text:p><text:span text:style-name="T2"/></text:p>
          </draw:text-box>
        </draw:frame>
        <draw:frame draw:style-name="gr10" draw:text-style-name="P3" draw:layer="layout" svg:width="1.905cm" svg:height="2.58cm" svg:x="52.07cm" svg:y="20.574cm">
          <draw:text-box>
            <text:p><text:span text:style-name="T3">✔</text:span></text:p>
            <text:p><text:span text:style-name="T2"/></text:p>
          </draw:text-box>
        </draw:frame>
        <draw:frame draw:style-name="gr10" draw:text-style-name="P3" draw:layer="layout" svg:width="1.905cm" svg:height="2.58cm" svg:x="60.833cm" svg:y="20.828cm">
          <draw:text-box>
            <text:p><text:span text:style-name="T3">✔</text:span></text:p>
            <text:p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3" svg:font-family="'Liberation Sans'" style:font-pitch="variable" style:font-charset="x-symbol"/>
    <style:font-face style:name="Mangal2" svg:font-family="Mangal" style:font-pitch="variable" style:font-charset="x-symbol"/>
    <style:font-face style:name="Webdings" svg:font-family="Webdings" style:font-pitch="variable" style:font-charset="x-symbol"/>
    <style:font-face style:name="Liberation Sans2" svg:font-family="'Liberation Sans'" style:font-family-generic="roman" style:font-pitch="variable" style:font-charset="x-symbol"/>
    <style:font-face style:name="Mangal1" svg:font-family="Mangal" style:font-family-generic="system" style:font-pitch="variable" style:font-charset="x-symbol"/>
    <style:font-face style:name="Liberation Sans1" svg:font-family="'Liberation Sans'" style:font-pitch="variable"/>
    <style:font-face style:name="Roboto Mono" svg:font-family="'Roboto Mono'" style:font-pitch="variable"/>
    <style:font-face style:name="StyleBats" svg:font-family="StyleBat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36.093000000</meta:creation-date>
    <meta:generator>LibreOffice/7.0.4.2$Linux_X86_64 LibreOffice_project/00$Build-2</meta:generator>
    <dc:date>2025-08-23T21:18:08.610176131</dc:date>
    <meta:editing-duration>PT2H16M3S</meta:editing-duration>
    <meta:editing-cycles>10</meta:editing-cycles>
    <meta:document-statistic meta:object-count="118"/>
  </office:meta>
</office:document-meta>
</file>